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0000" draw:fill-color="#fd7995" draw:textarea-horizontal-align="justify" draw:textarea-vertical-align="top" draw:auto-grow-height="false" fo:min-height="3.685cm" fo:min-width="4.8cm" fo:padding-top="0.1cm" fo:padding-bottom="0.1cm" fo:padding-left="0.1cm" fo:padding-right="0.1cm"/>
    </style:style>
    <style:style style:name="gr2" style:family="graphic" style:parent-style-name="standard">
      <style:graphic-properties draw:stroke="none" draw:fill="solid" draw:fill-color="#fd7995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draw:stroke="none" draw:fill="solid" draw:fill-color="#5fa5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5" style:family="graphic" style:parent-style-name="standard">
      <style:graphic-properties svg:stroke-color="#a0522d" draw:fill-color="#bb9583" draw:textarea-horizontal-align="justify" draw:textarea-vertical-align="top" draw:auto-grow-height="false" fo:min-height="3.201cm" fo:min-width="4.8cm" fo:padding-top="0.1cm" fo:padding-bottom="0.1cm" fo:padding-left="0.1cm" fo:padding-right="0.1cm"/>
    </style:style>
    <style:style style:name="gr6" style:family="graphic" style:parent-style-name="standard">
      <style:graphic-properties draw:stroke="none" draw:fill="solid" draw:fill-color="#bb9583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7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8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9" style:family="graphic" style:parent-style-name="standard">
      <style:graphic-properties svg:stroke-color="#ff7f00" draw:fill-color="#ffbc7a" draw:textarea-horizontal-align="justify" draw:textarea-vertical-align="top" draw:auto-grow-height="false" fo:min-height="2.45cm" fo:min-width="4.8cm" fo:padding-top="0.1cm" fo:padding-bottom="0.1cm" fo:padding-left="0.1cm" fo:padding-right="0.1cm"/>
    </style:style>
    <style:style style:name="gr10" style:family="graphic" style:parent-style-name="standard">
      <style:graphic-properties draw:stroke="none" draw:fill="solid" draw:fill-color="#ffbc7a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1" style:family="graphic" style:parent-style-name="standard">
      <style:graphic-properties svg:stroke-color="#8e03a3" draw:fill-color="#c68eff" draw:textarea-horizontal-align="justify" draw:textarea-vertical-align="top" draw:auto-grow-height="false" fo:min-height="4.651cm" fo:min-width="4.8cm" fo:padding-top="0.1cm" fo:padding-bottom="0.1cm" fo:padding-left="0.1cm" fo:padding-right="0.1cm"/>
    </style:style>
    <style:style style:name="gr12" style:family="graphic" style:parent-style-name="standard">
      <style:graphic-properties draw:stroke="none" draw:stroke-dash="Ultrafine_20_Dashed" svg:stroke-color="#3465a4" draw:fill="solid" draw:fill-color="#c68e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3" style:family="graphic" style:parent-style-name="standard">
      <style:graphic-properties svg:stroke-color="#fd7995" draw:fill-color="#ffc7eb" draw:textarea-horizontal-align="justify" draw:textarea-vertical-align="top" draw:auto-grow-height="false" fo:min-height="3.6cm" fo:min-width="5.35cm" fo:padding-top="0.1cm" fo:padding-bottom="0.1cm" fo:padding-left="0.1cm" fo:padding-right="0.1cm"/>
    </style:style>
    <style:style style:name="gr14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5" style:family="graphic" style:parent-style-name="standard">
      <style:graphic-properties draw:stroke="none" draw:fill="solid" draw:fill-color="#9fff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fo:min-height="0.2cm" fo:min-width="6cm"/>
    </style:style>
    <style:style style:name="gr17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draw:stroke="solid" draw:stroke-dash="Fine_20_Dashed"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draw:stroke="dash" draw:stroke-dash="Fine_20_Dashed" svg:stroke-width="0.02cm" svg:stroke-color="#fd7995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21" style:family="graphic" style:parent-style-name="objectwithoutfill">
      <style:graphic-properties draw:stroke="solid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4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5" style:family="graphic" style:parent-style-name="objectwithoutfill">
      <style:graphic-properties draw:stroke="dash" draw:stroke-dash="Fine_20_Dashed" svg:stroke-width="0.02cm" svg:stroke-color="#fd7995" draw:marker-start-width="0.23cm" draw:marker-end="Extrémités_20_de_20_flèche_20_2" draw:marker-end-width="0.33cm" draw:fill="none" draw:textarea-vertical-align="middle" fo:padding-top="2cm" fo:padding-bottom="0cm" fo:padding-left="0.26cm" fo:padding-right="0.26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1.376cm" fo:min-width="18.326cm"/>
    </style:style>
    <style:style style:name="gr27" style:family="graphic" style:parent-style-name="standard">
      <style:graphic-properties svg:stroke-color="#666666" draw:fill-color="#cccccc" draw:textarea-horizontal-align="left" draw:textarea-vertical-align="top" draw:auto-grow-height="false" fo:min-height="1.6cm" fo:min-width="18.801cm" fo:padding-top="0.1cm" fo:padding-bottom="0.1cm" fo:padding-left="0.1cm" fo:padding-right="0.1cm"/>
    </style:style>
    <style:style style:name="gr28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9" style:family="graphic" style:parent-style-name="standard">
      <style:graphic-properties draw:stroke="none" draw:stroke-dash="Ultrafine_20_Dashed" svg:stroke-color="#3465a4" draw:fill="solid" draw:fill-color="#ffc7e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0" style:family="graphic" style:parent-style-name="objectwithoutfill">
      <style:graphic-properties svg:stroke-width="0.02cm" svg:stroke-color="#fd7995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svg:stroke-color="#00803f" draw:fill-color="#5fb88b" draw:textarea-horizontal-align="justify" draw:textarea-vertical-align="top" draw:auto-grow-height="false" fo:min-height="2.15cm" fo:min-width="4.8cm" fo:padding-top="0.1cm" fo:padding-bottom="0.1cm" fo:padding-left="0.1cm" fo:padding-right="0.1cm"/>
    </style:style>
    <style:style style:name="gr32" style:family="graphic" style:parent-style-name="standard">
      <style:graphic-properties draw:stroke="none" draw:fill="solid" draw:fill-color="#5fb88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3" style:family="graphic" style:parent-style-name="objectwithoutfill">
      <style:graphic-properties draw:stroke="solid" draw:stroke-dash="Fine_20_Dashed" svg:stroke-width="0.02cm" svg:stroke-color="#00803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34" style:family="graphic" style:parent-style-name="standard" style:list-style-name="L1">
      <style:graphic-properties svg:stroke-color="#0000ff" draw:fill-color="#5fa5ff" draw:textarea-horizontal-align="justify" draw:textarea-vertical-align="top" draw:auto-grow-height="false" fo:min-height="2.001cm" fo:min-width="3.851cm" fo:padding-top="0.1cm" fo:padding-bottom="0.1cm" fo:padding-left="0.1cm" fo:padding-right="0.1cm"/>
    </style:style>
    <style:style style:name="gr35" style:family="graphic" style:parent-style-name="standard" style:list-style-name="L1">
      <style:graphic-properties svg:stroke-color="#ff0000" draw:fill-color="#fd7995" draw:textarea-horizontal-align="justify" draw:textarea-vertical-align="top" draw:auto-grow-height="false" fo:min-height="2.751cm" fo:min-width="5.602cm" fo:padding-top="0.1cm" fo:padding-bottom="0.1cm" fo:padding-left="0.1cm" fo:padding-right="0.1cm"/>
    </style:style>
    <style:style style:name="gr36" style:family="graphic" style:parent-style-name="standard" style:list-style-name="L1">
      <style:graphic-properties svg:stroke-color="#8e03a3" draw:fill-color="#c68eff" draw:textarea-horizontal-align="justify" draw:textarea-vertical-align="top" draw:auto-grow-height="false" fo:min-height="3.8cm" fo:min-width="7.951cm" fo:padding-top="0.1cm" fo:padding-bottom="0.1cm" fo:padding-left="0.05cm" fo:padding-right="0.05cm"/>
    </style:style>
    <style:style style:name="gr37" style:family="graphic" style:parent-style-name="standard">
      <style:graphic-properties draw:stroke="none" draw:fill="solid" draw:fill-color="#c68e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8" style:family="graphic" style:parent-style-name="standard" style:list-style-name="L1">
      <style:graphic-properties svg:stroke-color="#ff69b4" draw:fill-color="#ffc7eb" draw:textarea-horizontal-align="justify" draw:textarea-vertical-align="top" draw:auto-grow-height="false" fo:min-height="2.751cm" fo:min-width="3.75cm" fo:padding-top="0.1cm" fo:padding-bottom="0.1cm" fo:padding-left="0.1cm" fo:padding-right="0.1cm"/>
    </style:style>
    <style:style style:name="gr39" style:family="graphic" style:parent-style-name="standard">
      <style:graphic-properties draw:stroke="none" draw:fill="solid" draw:fill-color="#ffc7e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40" style:family="graphic" style:parent-style-name="standard" style:list-style-name="L1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1" style:family="graphic" style:parent-style-name="standard">
      <style:graphic-properties draw:stroke="none" draw:fill="solid" draw:fill-color="#ccf4c6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42" style:family="graphic" style:parent-style-name="standard" style:list-style-name="L1">
      <style:graphic-properties svg:stroke-color="#a0522d" draw:fill-color="#bb9583" draw:textarea-horizontal-align="justify" draw:textarea-vertical-align="top" draw:auto-grow-height="false" fo:min-height="3.8cm" fo:min-width="3.951cm" fo:padding-top="0.1cm" fo:padding-bottom="0.1cm" fo:padding-left="0.1cm" fo:padding-right="0.1cm"/>
    </style:style>
    <style:style style:name="gr43" style:family="graphic" style:parent-style-name="standard">
      <style:graphic-properties svg:stroke-color="#ff7f00" draw:fill-color="#ffbc7a" draw:textarea-horizontal-align="justify" draw:textarea-vertical-align="top" draw:auto-grow-height="false" fo:min-height="3.201cm" fo:min-width="3.8cm" fo:padding-top="0.1cm" fo:padding-bottom="0.1cm" fo:padding-left="0.05cm" fo:padding-right="0.05cm"/>
    </style:style>
    <style:style style:name="gr44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751cm" fo:padding-top="0.1cm" fo:padding-bottom="0.1cm" fo:padding-left="0.1cm" fo:padding-right="0.1cm"/>
    </style:style>
    <style:style style:name="gr45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751cm" fo:padding-top="0.1cm" fo:padding-bottom="0.1cm" fo:padding-left="0.1cm" fo:padding-right="0.1cm"/>
    </style:style>
    <style:style style:name="gr46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8cm" fo:padding-top="0.1cm" fo:padding-bottom="0.1cm" fo:padding-left="0.1cm" fo:padding-right="0.1cm"/>
    </style:style>
    <style:style style:name="gr47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48" style:family="graphic" style:parent-style-name="standard">
      <style:graphic-properties svg:stroke-color="#00803f" draw:fill-color="#81cea7" draw:textarea-horizontal-align="justify" draw:textarea-vertical-align="top" draw:auto-grow-height="false" fo:min-height="1.8cm" fo:min-width="3.65cm" fo:padding-top="0.1cm" fo:padding-bottom="0.1cm" fo:padding-left="0.1cm" fo:padding-right="0.1cm"/>
    </style:style>
    <style:style style:name="gr49" style:family="graphic" style:parent-style-name="standard">
      <style:graphic-properties draw:stroke="none" draw:fill="solid" draw:fill-color="#81cea7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50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1.351cm" fo:min-width="3.751cm" fo:padding-top="0.1cm" fo:padding-bottom="0.1cm" fo:padding-left="0.1cm" fo:padding-right="0.1cm"/>
    </style:style>
    <style:style style:name="gr51" style:family="graphic" style:parent-style-name="objectwithoutfill">
      <style:graphic-properties svg:stroke-width="0.02cm" svg:stroke-color="#00803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solid" draw:fill-color="#fd7995"/>
      <style:paragraph-properties fo:text-align="start" style:writing-mode="lr-tb"/>
      <style:text-properties fo:font-size="9pt"/>
    </style:style>
    <style:style style:name="P5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="solid" draw:fill-color="#5fa5ff"/>
      <style:paragraph-properties fo:text-align="start" style:writing-mode="lr-tb"/>
      <style:text-properties fo:font-size="9pt"/>
    </style:style>
    <style:style style:name="P7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="solid" draw:fill-color="#bb9583"/>
      <style:paragraph-properties fo:text-align="start" style:writing-mode="lr-tb"/>
      <style:text-properties fo:font-size="9pt"/>
    </style:style>
    <style:style style:name="P9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11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solid" draw:fill-color="#ffbc7a"/>
      <style:paragraph-properties fo:text-align="start" style:writing-mode="lr-tb"/>
      <style:text-properties fo:font-size="9pt"/>
    </style:style>
    <style:style style:name="P13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14" style:family="paragraph">
      <loext:graphic-properties draw:fill="solid" draw:fill-color="#c68eff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5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16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17" style:family="paragraph">
      <loext:graphic-properties draw:fill="solid" draw:fill-color="#9fffff"/>
      <style:paragraph-properties fo:text-align="start" style:writing-mode="lr-tb"/>
      <style:text-properties fo:font-size="9pt"/>
    </style:style>
    <style:style style:name="P18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color="#fd7995" fo:font-size="8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>
        <style:tab-stops>
          <style:tab-stop style:position="1.799cm"/>
          <style:tab-stop style:position="11.194cm"/>
          <style:tab-stop style:position="12.999cm"/>
        </style:tab-stops>
      </style:paragraph-properties>
    </style:style>
    <style:style style:name="P23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24" style:family="paragraph">
      <style:paragraph-properties fo:margin-left="0cm" fo:margin-right="0cm" fo:text-align="start" fo:text-indent="0cm" style:writing-mode="lr-tb"/>
    </style:style>
    <style:style style:name="P25" style:family="paragraph">
      <loext:graphic-properties draw:fill="solid" draw:fill-color="#ffc7eb"/>
      <style:paragraph-properties fo:margin-left="0cm" fo:margin-right="0cm" fo:text-align="start" fo:text-indent="0cm" style:writing-mode="lr-tb"/>
      <style:text-properties fo:font-size="9pt" fo:font-weight="normal" style:font-weight-asian="normal" style:font-weight-complex="normal"/>
    </style:style>
    <style:style style:name="P26" style:family="paragraph">
      <loext:graphic-properties draw:fill-color="#5fb88b"/>
      <style:paragraph-properties fo:text-align="center"/>
      <style:text-properties fo:font-size="9pt" style:font-size-asian="18pt" style:font-size-complex="18pt"/>
    </style:style>
    <style:style style:name="P27" style:family="paragraph">
      <loext:graphic-properties draw:fill="solid" draw:fill-color="#5fb88b"/>
      <style:paragraph-properties fo:text-align="start" style:writing-mode="lr-tb"/>
      <style:text-properties fo:font-size="9pt"/>
    </style:style>
    <style:style style:name="P28" style:family="paragraph">
      <style:paragraph-properties fo:margin-left="0cm" fo:margin-right="0cm" fo:text-align="center" fo:text-indent="0cm">
        <style:tab-stops/>
      </style:paragraph-properties>
    </style:style>
    <style:style style:name="P29" style:family="paragraph">
      <loext:graphic-properties draw:fill-color="#5fa5ff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0" style:family="paragraph">
      <style:paragraph-properties fo:text-align="start">
        <style:tab-stops>
          <style:tab-stop style:position="2.097cm"/>
        </style:tab-stops>
      </style:paragraph-properties>
    </style:style>
    <style:style style:name="P31" style:family="paragraph">
      <loext:graphic-properties draw:fill="solid" draw:fill-color="#5fa5ff"/>
      <style:paragraph-properties fo:text-align="start" style:writing-mode="lr-tb">
        <style:tab-stops>
          <style:tab-stop style:position="2.097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2" style:family="paragraph">
      <loext:graphic-properties draw:fill-color="#fd7995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3" style:family="paragraph">
      <style:paragraph-properties fo:text-align="start">
        <style:tab-stops>
          <style:tab-stop style:position="2.803cm"/>
        </style:tab-stops>
      </style:paragraph-properties>
    </style:style>
    <style:style style:name="P34" style:family="paragraph">
      <loext:graphic-properties draw:fill="solid" draw:fill-color="#fd7995"/>
      <style:paragraph-properties fo:text-align="start" style:writing-mode="lr-tb">
        <style:tab-stops>
          <style:tab-stop style:position="2.803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5" style:family="paragraph">
      <style:paragraph-properties fo:text-align="center">
        <style:tab-stops>
          <style:tab-stop style:position="2.893cm"/>
        </style:tab-stops>
      </style:paragraph-properties>
    </style:style>
    <style:style style:name="P36" style:family="paragraph">
      <loext:graphic-properties draw:fill="solid" draw:fill-color="#fd7995"/>
      <style:paragraph-properties fo:text-align="center" style:writing-mode="lr-tb">
        <style:tab-stops>
          <style:tab-stop style:position="2.893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7" style:family="paragraph">
      <style:paragraph-properties fo:margin-left="0cm" fo:margin-right="0cm" fo:text-align="center" fo:text-indent="0cm">
        <style:tab-stops>
          <style:tab-stop style:position="2.097cm"/>
        </style:tab-stops>
      </style:paragraph-properties>
    </style:style>
    <style:style style:name="P38" style:family="paragraph">
      <loext:graphic-properties draw:fill-color="#c68eff"/>
      <style:paragraph-properties fo:margin-left="0cm" fo:margin-right="0cm" fo:text-align="center" fo:text-indent="0cm">
        <style:tab-stops>
          <style:tab-stop style:position="2.097cm"/>
        </style:tab-stops>
      </style:paragraph-properties>
      <style:text-properties style:font-name="Liberation Sans" fo:font-size="18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9" style:family="paragraph">
      <style:paragraph-properties fo:text-align="start">
        <style:tab-stops>
          <style:tab-stop style:position="3.501cm"/>
        </style:tab-stops>
      </style:paragraph-properties>
    </style:style>
    <style:style style:name="P40" style:family="paragraph">
      <loext:graphic-properties draw:fill="solid" draw:fill-color="#c68eff"/>
      <style:paragraph-properties fo:text-align="start" style:writing-mode="lr-tb">
        <style:tab-stops>
          <style:tab-stop style:position="3.5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1" style:family="paragraph">
      <loext:graphic-properties draw:fill="solid" draw:fill-color="#c68eff"/>
      <style:paragraph-properties fo:text-align="start" style:writing-mode="lr-tb">
        <style:tab-stops>
          <style:tab-stop style:position="3.501cm"/>
        </style:tab-stops>
      </style:paragraph-properties>
      <style:text-properties fo:font-size="9pt" fo:font-style="italic" style:text-underline-style="none" style:font-style-asian="italic" style:font-style-complex="italic"/>
    </style:style>
    <style:style style:name="P42" style:family="paragraph">
      <loext:graphic-properties draw:fill-color="#ffc7eb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3" style:family="paragraph">
      <style:paragraph-properties fo:text-align="start">
        <style:tab-stops>
          <style:tab-stop style:position="1.601cm"/>
        </style:tab-stops>
      </style:paragraph-properties>
    </style:style>
    <style:style style:name="P44" style:family="paragraph">
      <loext:graphic-properties draw:fill="solid" draw:fill-color="#ffc7eb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5" style:family="paragraph">
      <loext:graphic-properties draw:fill-color="#ccf4c6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6" style:family="paragraph">
      <loext:graphic-properties draw:fill="solid" draw:fill-color="#ccf4c6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7" style:family="paragraph">
      <loext:graphic-properties draw:fill-color="#bb9583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8" style:family="paragraph">
      <loext:graphic-properties draw:fill="solid" draw:fill-color="#bb9583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9" style:family="paragraph">
      <style:paragraph-properties fo:text-align="center">
        <style:tab-stops>
          <style:tab-stop style:position="2.097cm"/>
        </style:tab-stops>
      </style:paragraph-properties>
    </style:style>
    <style:style style:name="P50" style:family="paragraph">
      <loext:graphic-properties draw:fill-color="#ffbc7a"/>
      <style:paragraph-properties fo:text-align="center">
        <style:tab-stops>
          <style:tab-stop style:position="2.097cm"/>
        </style:tab-stops>
      </style:paragraph-properties>
      <style:text-properties fo:font-style="normal" style:text-underline-style="none" style:font-style-asian="normal" style:font-style-complex="normal"/>
    </style:style>
    <style:style style:name="P51" style:family="paragraph">
      <loext:graphic-properties draw:fill="solid" draw:fill-color="#ffbc7a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52" style:family="paragraph">
      <loext:graphic-properties draw:fill-color="#9fffff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53" style:family="paragraph">
      <loext:graphic-properties draw:fill="solid" draw:fill-color="#9fffff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54" style:family="paragraph">
      <style:paragraph-properties fo:margin-left="0cm" fo:margin-right="0cm" fo:text-align="center" fo:text-indent="0cm"/>
    </style:style>
    <style:style style:name="P55" style:family="paragraph">
      <loext:graphic-properties draw:fill-color="#81cea7"/>
      <style:paragraph-properties fo:text-align="center"/>
      <style:text-properties fo:font-size="9pt" style:font-size-asian="18pt" style:font-size-complex="18pt"/>
    </style:style>
    <style:style style:name="P56" style:family="paragraph">
      <loext:graphic-properties draw:fill="solid" draw:fill-color="#81cea7"/>
      <style:paragraph-properties fo:text-align="start" style:writing-mode="lr-tb"/>
      <style:text-properties fo:font-size="9pt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7pt" fo:font-style="italic" style:text-underline-style="none" style:font-size-asian="7pt" style:font-style-asian="italic" style:font-size-complex="7pt" style:font-style-complex="italic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style="italic" style:font-size-asian="18pt" style:font-style-asian="italic" style:font-size-complex="18pt" style:font-style-complex="italic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7" style:family="text">
      <style:text-properties style:text-position="33% 58%" fo:font-size="9pt" style:font-size-asian="18pt" style:font-size-complex="18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fd7995" fo:font-size="8pt" style:font-size-asian="18pt" style:font-size-complex="1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normal" style:font-size-asian="8pt" style:font-style-asian="normal" style:font-size-complex="8pt" style:font-style-complex="normal"/>
    </style:style>
    <style:style style:name="T15" style:family="text">
      <style:text-properties style:font-name="Liberation Sans" fo:font-size="9pt" fo:font-style="normal" style:text-underline-style="solid" style:text-underline-width="auto" style:text-underline-color="font-color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T16" style:family="text">
      <style:text-properties style:font-name="Liberation Sans" fo:font-size="7pt" fo:font-style="italic" style:text-underline-style="none" style:letter-kerning="true" style:font-name-asian="Microsoft YaHei" style:font-size-asian="7pt" style:font-style-asian="italic" style:font-name-complex="Lucida Sans" style:font-size-complex="7pt" style:font-style-complex="italic"/>
    </style:style>
    <style:style style:name="T17" style:family="text"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T18" style:family="text">
      <style:text-properties fo:font-size="9pt" fo:font-style="normal" style:text-underline-style="none" style:font-size-asian="18pt" style:font-style-asian="normal" style:font-size-complex="18pt" style:font-style-complex="normal"/>
    </style:style>
    <style:style style:name="T19" style:family="text">
      <style:text-properties style:font-name="Liberation Sans" fo:font-size="9pt" fo:font-style="normal" style:text-underline-style="solid" style:text-underline-width="auto" style:text-underline-color="font-color" style:letter-kerning="true" style:font-name-asian="Microsoft YaHei" style:font-size-asian="9pt" style:font-style-asian="normal" style:font-name-complex="Lucida Sans" style:font-size-complex="9pt" style:font-style-complex="normal"/>
    </style:style>
    <style:style style:name="T20" style:family="text">
      <style:text-properties style:font-name="Liberation Sans" fo:font-size="18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T21" style:family="text">
      <style:text-properties fo:font-size="9pt" fo:font-style="italic" style:text-underline-style="none" style:font-size-asian="18pt" style:font-style-asian="italic" style:font-size-complex="18pt" style:font-style-complex="italic"/>
    </style:style>
    <style:style style:name="T22" style:family="text">
      <style:text-properties fo:font-size="9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23" style:family="text">
      <style:text-properties fo:font-size="7pt" fo:font-style="italic" style:font-size-asian="7pt" style:font-style-asian="italic" style:font-size-complex="7pt" style:font-style-complex="italic"/>
    </style:style>
    <style:style style:name="T24" style:family="text">
      <style:text-properties style:font-name="Liberation Sans" fo:font-size="7pt" fo:font-style="italic" style:letter-kerning="true" style:font-name-asian="Microsoft YaHei" style:font-size-asian="7pt" style:font-style-asian="italic" style:font-name-complex="Lucida Sans" style:font-size-complex="7pt" style:font-style-complex="italic"/>
    </style:style>
    <style:style style:name="T25" style:family="text">
      <style:text-properties style:font-name="Liberation Sans" fo:font-size="9pt" style:text-underline-style="solid" style:text-underline-width="auto" style:text-underline-color="font-color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5cm" svg:height="3.885cm" svg:x="15.002cm" svg:y="5.665cm">
          <draw:glue-point draw:id="4" svg:x="-5.002cm" svg:y="4.743cm"/>
          <draw:glue-point draw:id="5" svg:x="4.096cm" svg:y="4.957cm"/>
          <text:p text:style-name="P1"><text:span text:style-name="T1">instrument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3.506cm" svg:height="0.385cm" svg:x="15.152cm" svg:y="6.633cm">
          <text:p text:style-name="P2"><text:span text:style-name="T3">createInstrument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2.473cm" svg:height="0.385cm" svg:x="15.152cm" svg:y="7.015cm">
          <text:p text:style-name="P2"><text:span text:style-name="T3">useInstrum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8" draw:id="id18" draw:layer="layout" svg:width="5cm" svg:height="3.8cm" svg:x="1.1cm" svg:y="5.665cm">
          <draw:glue-point draw:id="4" svg:x="4.1cm" svg:y="-5.002cm"/>
          <text:p text:style-name="P1"><text:span text:style-name="T1">toolsBar.js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6" draw:id="id16" draw:layer="layout" svg:width="2.693cm" svg:height="0.385cm" svg:x="1.229cm" svg:y="6.523cm">
          <text:p text:style-name="P2"><text:span text:style-name="T3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2" draw:id="id2" draw:layer="layout" svg:width="5cm" svg:height="3.401cm" svg:x="8cm" svg:y="5.649cm">
          <draw:glue-point draw:id="4" svg:x="3.2cm" svg:y="5.002cm"/>
          <draw:glue-point draw:id="5" svg:x="5.002cm" svg:y="3.028cm"/>
          <draw:glue-point draw:id="6" svg:x="5cm" svg:y="4.413cm"/>
          <text:p text:style-name="P1"><text:span text:style-name="T1">building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1" draw:id="id21" draw:layer="layout" svg:width="3.815cm" svg:height="0.385cm" svg:x="8.155cm" svg:y="7.064cm">
          <text:p text:style-name="P2"><text:span text:style-name="T3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0" draw:id="id20" draw:layer="layout" svg:width="3.138cm" svg:height="0.385cm" svg:x="8.155cm" svg:y="6.63cm">
          <text:p text:style-name="P2"><text:span text:style-name="T3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5cm" svg:height="3.8cm" svg:x="15cm" svg:y="12.815cm">
          <draw:glue-point draw:id="4" svg:x="-5.002cm" svg:y="3.776cm"/>
          <text:p text:style-name="P1"><text:span text:style-name="T1">map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2.067cm" svg:height="0.385cm" svg:x="15.15cm" svg:y="15.199cm">
          <text:p text:style-name="P2"><text:span text:style-name="T3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5" draw:id="id5" draw:layer="layout" svg:width="1.957cm" svg:height="0.385cm" svg:x="15.15cm" svg:y="14.749cm">
          <text:p text:style-name="P2"><text:span text:style-name="T3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" draw:id="id1" draw:layer="layout" svg:width="2.816cm" svg:height="0.385cm" svg:x="15.15cm" svg:y="13.829cm">
          <text:p text:style-name="P2"><text:span text:style-name="T3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" draw:id="id3" draw:layer="layout" svg:width="3.307cm" svg:height="0.385cm" svg:x="15.15cm" svg:y="14.314cm">
          <text:p text:style-name="P2"><text:span text:style-name="T3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2" draw:id="id22" draw:layer="layout" svg:width="5cm" svg:height="2.65cm" svg:x="1cm" svg:y="21.05cm">
          <draw:glue-point draw:id="4" svg:x="4.3cm" svg:y="5.003cm"/>
          <text:p text:style-name="P1"><text:span text:style-name="T1">dataCityBar.js</text:span></text:p>
          <text:p text:style-name="P1"><text:span text:style-name="T2">uses functions.js</text:span></text:p>
          <text:p text:style-name="P1"><text:span text:style-name="T4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5" draw:id="id15" draw:layer="layout" svg:width="2.617cm" svg:height="0.385cm" svg:x="1.2cm" svg:y="21.95cm">
          <text:p text:style-name="P2"><text:span text:style-name="T3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5cm" svg:height="4.851cm" svg:x="7.95cm" svg:y="19.949cm">
          <draw:glue-point draw:id="4" svg:x="5cm" svg:y="4.263cm"/>
          <text:p text:style-name="P1"><text:span text:style-name="T1">data.js</text:span></text:p>
          <text:p text:style-name="P1"><text:span text:style-name="T4">general game data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1" draw:id="id11" draw:layer="layout" svg:width="3.168cm" svg:height="0.385cm" svg:x="8.082cm" svg:y="23.3cm">
          <text:p text:style-name="P2"><text:span text:style-name="T5">class ResourcesSet</text:span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8" draw:id="id8" draw:layer="layout" svg:width="2.33cm" svg:height="0.385cm" svg:x="8.1cm" svg:y="22.45cm">
          <text:p text:style-name="P2"><text:span text:style-name="T5">class CityMap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0" draw:id="id10" draw:layer="layout" svg:width="1.555cm" svg:height="0.385cm" svg:x="8.1cm" svg:y="22.9cm">
          <text:p text:style-name="P2"><text:span text:style-name="T5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3" draw:id="id13" draw:layer="layout" svg:width="2.858cm" svg:height="0.385cm" svg:x="8.1cm" svg:y="21.55cm">
          <text:p text:style-name="P2"><text:span text:style-name="T5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4" draw:id="id14" draw:layer="layout" svg:width="3.244cm" svg:height="0.385cm" svg:x="8.1cm" svg:y="22.015cm">
          <text:p text:style-name="P2"><text:span text:style-name="T5">const instrument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2" draw:id="id12" draw:layer="layout" svg:width="5.55cm" svg:height="3.8cm" svg:x="14.45cm" svg:y="19.849cm">
          <draw:glue-point draw:id="4" svg:x="-5cm" svg:y="-3.421cm"/>
          <draw:glue-point draw:id="5" svg:x="-5.002cm" svg:y="4.607cm"/>
          <text:p text:style-name="P1"><text:span text:style-name="T1">resource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xml:id="id6" draw:id="id6" draw:layer="layout" svg:width="5cm" svg:height="3.8cm" svg:x="1cm" svg:y="12.815cm">
          <draw:glue-point draw:id="4" svg:x="4.3cm" svg:y="5.002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5.002cm" svg:y="3.381cm"/>
          <draw:glue-point draw:id="10" svg:x="5cm" svg:y="2.723cm"/>
          <draw:glue-point draw:id="11" svg:x="5cm" svg:y="4.565cm"/>
          <text:p text:style-name="P1"><text:span text:style-name="T1">index.js</text:span></text:p>
          <text:p text:style-name="P1"><text:span text:style-name="T4">playing data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64cm" svg:height="0.385cm" svg:x="1.15cm" svg:y="14.214cm">
          <text:p text:style-name="P2"><text:span text:style-name="T3">const mapCity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075cm" svg:height="0.385cm" svg:x="1.15cm" svg:y="14.649cm">
          <text:p text:style-name="P2"><text:span text:style-name="T3">const playingGame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5cm" svg:height="0.45cm" svg:x="6.9cm" svg:y="28.25cm">
          <text:p text:style-name="P1"><text:span text:style-name="T8">Printed on : </text:span><text:span text:style-name="T8"><text:date style:data-style-name="D1" text:date-value="2017-10-27">27/10/2017</text:date></text:span><text:span text:style-name="T8"> - </text:span><text:span text:style-name="T8"><text:time style:data-style-name="T1" text:time-value="00:00:00">11:21:40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connector draw:style-name="gr17" draw:text-style-name="P19" draw:layer="layout" draw:line-skew="0.355cm" svg:x1="15.15cm" svg:y1="14.021cm" svg:x2="13cm" svg:y2="8.378cm" draw:start-shape="id1" draw:start-glue-point="3" draw:end-shape="id2" draw:end-glue-point="5" svg:d="M15150 14021h-650v-5643h-1500" svg:viewBox="0 0 2151 5644">
          <text:p/>
        </draw:connector>
        <draw:connector draw:style-name="gr17" draw:text-style-name="P19" draw:layer="layout" draw:line-skew="0.355cm" svg:x1="15.15cm" svg:y1="14.506cm" svg:x2="13cm" svg:y2="8.378cm" draw:start-shape="id3" draw:start-glue-point="3" draw:end-shape="id2" draw:end-glue-point="5" svg:d="M15150 14506h-650v-6128h-1500" svg:viewBox="0 0 2151 6129">
          <text:p/>
        </draw:connector>
        <draw:connector draw:style-name="gr17" draw:text-style-name="P19" draw:layer="layout" svg:x1="17.966cm" svg:y1="14.021cm" svg:x2="19.55cm" svg:y2="9.532cm" draw:start-shape="id1" draw:start-glue-point="1" draw:end-shape="id4" draw:end-glue-point="5" svg:d="M17966 14021h1584v-4489" svg:viewBox="0 0 1585 4490">
          <text:p/>
        </draw:connector>
        <draw:connector draw:style-name="gr17" draw:text-style-name="P19" draw:layer="layout" svg:x1="18.457cm" svg:y1="14.506cm" svg:x2="19.55cm" svg:y2="9.532cm" draw:start-shape="id3" draw:start-glue-point="1" draw:end-shape="id4" draw:end-glue-point="5" svg:d="M18457 14506h1093v-4974" svg:viewBox="0 0 1094 4975">
          <text:p/>
        </draw:connector>
        <draw:connector draw:style-name="gr17" draw:text-style-name="P19" draw:layer="layout" draw:line-skew="3.859cm" svg:x1="15.15cm" svg:y1="14.941cm" svg:x2="6cm" svg:y2="15.148cm" draw:start-shape="id5" draw:end-shape="id6" draw:end-glue-point="8" svg:d="M15150 14941h-650v207h-8500" svg:viewBox="0 0 9151 208">
          <text:p/>
        </draw:connector>
        <draw:connector draw:style-name="gr17" draw:text-style-name="P19" draw:layer="layout" draw:line-skew="3.859cm" svg:x1="15.15cm" svg:y1="15.391cm" svg:x2="6cm" svg:y2="15.148cm" draw:start-shape="id7" draw:end-shape="id6" draw:end-glue-point="8" svg:d="M15150 15391h-650v-243h-8500" svg:viewBox="0 0 9151 244">
          <text:p/>
        </draw:connector>
        <draw:connector draw:style-name="gr18" draw:text-style-name="P19" draw:layer="layout" draw:line-skew="1.435cm" svg:x1="10.43cm" svg:y1="22.642cm" svg:x2="15cm" svg:y2="16.149cm" draw:start-shape="id8" draw:start-glue-point="1" draw:end-shape="id9" draw:end-glue-point="4" svg:d="M10430 22642h3720v-6493h850" svg:viewBox="0 0 4571 6494">
          <text:p/>
        </draw:connector>
        <draw:connector draw:style-name="gr18" draw:text-style-name="P19" draw:layer="layout" draw:line-skew="1.823cm" svg:x1="9.655cm" svg:y1="23.092cm" svg:x2="15cm" svg:y2="16.149cm" draw:start-shape="id10" draw:start-glue-point="1" draw:end-shape="id9" draw:end-glue-point="4" svg:d="M9655 23092h4495v-6943h850" svg:viewBox="0 0 5346 6944">
          <text:p/>
        </draw:connector>
        <draw:connector draw:style-name="gr19" draw:text-style-name="P19" draw:layer="layout" draw:type="lines" svg:x1="11.25cm" svg:y1="23.492cm" svg:x2="14.45cm" svg:y2="23.499cm" draw:start-shape="id11" draw:start-glue-point="1" draw:end-shape="id12" draw:end-glue-point="5" svg:d="M11250 23492h501l2198 7h501" svg:viewBox="0 0 3201 8">
          <text:p/>
        </draw:connector>
        <draw:connector draw:style-name="gr18" draw:text-style-name="P19" draw:layer="layout" svg:x1="8.1cm" svg:y1="21.742cm" svg:x2="6cm" svg:y2="15.999cm" draw:start-shape="id13" draw:start-glue-point="3" draw:end-shape="id6" draw:end-glue-point="9" svg:d="M8100 21742h-1049v-5743h-1051" svg:viewBox="0 0 2101 5744">
          <text:p/>
        </draw:connector>
        <draw:connector draw:style-name="gr18" draw:text-style-name="P19" draw:layer="layout" draw:type="lines" draw:line-skew="0.6cm" svg:x1="10.958cm" svg:y1="21.742cm" svg:x2="12.1cm" svg:y2="9.05cm" draw:start-shape="id13" draw:start-glue-point="1" draw:end-shape="id2" draw:end-glue-point="4" svg:d="M10958 21742h1102l40-12192v-500" svg:viewBox="0 0 1143 12693">
          <text:p/>
        </draw:connector>
        <draw:connector draw:style-name="gr18" draw:text-style-name="P19" draw:layer="layout" draw:line-skew="-0.673cm" svg:x1="11.344cm" svg:y1="22.207cm" svg:x2="15.002cm" svg:y2="9.449cm" draw:start-shape="id14" draw:end-shape="id4" draw:end-glue-point="4" svg:d="M11344 22207h1156v-12758h2502" svg:viewBox="0 0 3659 12759">
          <text:p/>
        </draw:connector>
        <draw:connector draw:style-name="gr20" draw:text-style-name="P20" draw:layer="layout" draw:type="lines" svg:x1="17.225cm" svg:y1="19.849cm" svg:x2="17.5cm" svg:y2="16.615cm" draw:start-shape="id12" draw:start-glue-point="0" draw:end-shape="id9" draw:end-glue-point="2" svg:d="M17225 19849v-501l275-2232v-501" svg:viewBox="0 0 276 3235">
          <text:p text:style-name="P1"><text:span text:style-name="T9">idea</text:span></text:p>
        </draw:connector>
        <draw:connector draw:style-name="gr21" draw:text-style-name="P19" draw:layer="layout" svg:x1="3.817cm" svg:y1="22.142cm" svg:x2="6cm" svg:y2="16.449cm" draw:start-shape="id15" draw:start-glue-point="1" draw:end-shape="id6" draw:end-glue-point="11" svg:d="M3817 22142h2684v-5693h-501" svg:viewBox="0 0 2685 5694">
          <text:p/>
        </draw:connector>
        <draw:connector draw:style-name="gr22" draw:text-style-name="P19" draw:layer="layout" svg:x1="3.922cm" svg:y1="6.715cm" svg:x2="5.5cm" svg:y2="12.815cm" draw:start-shape="id16" draw:start-glue-point="1" draw:end-shape="id6" draw:end-glue-point="5" svg:d="M3922 6715h1578v6100" svg:viewBox="0 0 1579 6101">
          <text:p/>
        </draw:connector>
        <draw:connector draw:style-name="gr23" draw:text-style-name="P19" draw:layer="layout" draw:line-skew="3.723cm -0.514cm" svg:x1="15.152cm" svg:y1="6.825cm" svg:x2="3.6cm" svg:y2="5.665cm" draw:start-shape="id17" draw:start-glue-point="3" draw:end-shape="id18" draw:end-glue-point="0" svg:d="M15152 6825h-802v-2175h-10750v1015" svg:viewBox="0 0 11553 2176">
          <text:p/>
        </draw:connector>
        <draw:connector draw:style-name="gr23" draw:text-style-name="P19" draw:layer="layout" draw:type="lines" draw:line-skew="-0.051cm 6.149cm" svg:x1="15.152cm" svg:y1="7.207cm" svg:x2="6cm" svg:y2="13.916cm" draw:start-shape="id19" draw:start-glue-point="3" draw:end-shape="id6" draw:end-glue-point="7" svg:d="M15152 7207h-552l-1950 6709h-6650" svg:viewBox="0 0 9153 6710">
          <text:p/>
        </draw:connector>
        <draw:connector draw:style-name="gr24" draw:text-style-name="P19" draw:layer="layout" draw:type="lines" svg:x1="8.155cm" svg:y1="6.822cm" svg:x2="6.1cm" svg:y2="7.565cm" draw:start-shape="id20" draw:start-glue-point="3" draw:end-shape="id18" svg:d="M8155 6822h-500l-1054 743h-501" svg:viewBox="0 0 2056 744">
          <text:p/>
        </draw:connector>
        <draw:connector draw:style-name="gr24" draw:text-style-name="P19" draw:layer="layout" draw:type="lines" svg:x1="8.155cm" svg:y1="7.256cm" svg:x2="6cm" svg:y2="13.466cm" draw:start-shape="id21" draw:end-shape="id6" draw:end-glue-point="6" svg:d="M8155 7256h-501l-1153 6210h-501" svg:viewBox="0 0 2156 6211">
          <text:p/>
        </draw:connector>
        <draw:connector draw:style-name="gr25" draw:text-style-name="P20" draw:layer="layout" draw:line-skew="1.2cm" svg:x1="17.225cm" svg:y1="23.649cm" svg:x2="3.5cm" svg:y2="23.7cm" draw:start-shape="id12" draw:start-glue-point="2" draw:end-shape="id22" draw:end-glue-point="2" svg:d="M17225 23649v1752h-13725v-1701" svg:viewBox="0 0 13726 1753">
          <text:p text:style-name="P1"><text:span text:style-name="T9">to update</text:span></text:p>
        </draw:connector>
        <draw:connector draw:style-name="gr18" draw:text-style-name="P19" draw:layer="layout" svg:x1="8.1cm" svg:y1="22.207cm" svg:x2="6cm" svg:y2="15.999cm" draw:start-shape="id14" draw:start-glue-point="3" draw:end-shape="id6" draw:end-glue-point="9" svg:d="M8100 22207h-1049v-6208h-1051" svg:viewBox="0 0 2101 6209">
          <text:p/>
        </draw:connector>
        <draw:custom-shape draw:style-name="gr15" draw:text-style-name="P17" draw:layer="layout" svg:width="3.384cm" svg:height="0.385cm" svg:x="1.15cm" svg:y="15.099cm">
          <text:p text:style-name="P2"><text:span text:style-name="T3">const initalResources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23" draw:id="id23" draw:layer="layout" svg:width="3.075cm" svg:height="0.385cm" svg:x="8.108cm" svg:y="21.114cm">
          <text:p text:style-name="P2"><text:span text:style-name="T5">class PlayingGame</text:span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9" draw:layer="layout" svg:x1="8.108cm" svg:y1="21.306cm" svg:x2="6cm" svg:y2="15.999cm" draw:start-shape="id23" draw:start-glue-point="3" draw:end-shape="id6" draw:end-glue-point="9" svg:d="M8108 21306h-1054v-5307h-1054" svg:viewBox="0 0 2109 5308">
          <text:p/>
        </draw:connector>
        <draw:custom-shape draw:style-name="gr26" draw:text-style-name="P19" draw:layer="layout" svg:width="19cm" svg:height="1.8cm" svg:x="1cm" svg:y="1cm">
          <text:p text:style-name="P1"><text:span text:style-name="T10">Project : import/export</text:span></text:p>
          <text:p text:style-name="P1"><text:span text:style-name="T11">without .css and image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23" draw:layer="layout" svg:width="19cm" svg:height="1.8cm" svg:x="1cm" svg:y="26.5cm">
            <text:p text:style-name="P21"><text:span text:style-name="T12">Legend</text:span></text:p>
            <text:p text:style-name="P22"><text:span text:style-name="T13">rectangle:</text:span><text:span text:style-name="T13"><text:tab/></text:span><text:span text:style-name="T13">file</text:span><text:span text:style-name="T13"><text:tab/></text:span><text:span text:style-name="T13">function(): </text:span><text:span text:style-name="T13"><text:tab/></text:span><text:span text:style-name="T13">function, omitted parameters</text:span></text:p>
            <text:p text:style-name="P22"><text:span text:style-name="T13">arrow: </text:span><text:span text:style-name="T13"><text:tab/></text:span><text:span text:style-name="T13">class/function/var → used in indicated file (with colors of origin file)</text:span><text:span text:style-name="T13"><text:tab/></text:span><text:span text:style-name="T13">exponent: </text:span><text:span text:style-name="T13"><text:tab/></text:span><text:span text:style-name="T13">number that indicates class of variables</text:span></text:p>
            <text:p text:style-name="P22"><text:span text:style-name="T13">dotted line: </text:span><text:span text:style-name="T13"><text:tab/></text:span><text:span text:style-name="T13">link not yet worked</text:span></text:p>
            <text:p text:style-name="P22"><text:span text:style-name="T8">functions.js</text:span><text:span text:style-name="T14">:</text:span><text:span text:style-name="T14"><text:tab/></text:span><text:span text:style-name="T14">file of independent functions of pro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19" draw:layer="layout" svg:x1="11.85cm" svg:y1="26.68cm" svg:x2="11.85cm" svg:y2="28.12cm">
            <text:p/>
          </draw:line>
        </draw:g>
        <draw:custom-shape draw:style-name="gr29" draw:text-style-name="P25" xml:id="id24" draw:id="id24" draw:layer="layout" svg:width="5.424cm" svg:height="0.385cm" svg:x="14.525cm" svg:y="20.815cm">
          <text:p text:style-name="P24"><text:span text:style-name="T5">updateResourcesAfterConstruc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draw:line-skew="-0.013cm" svg:x1="14.525cm" svg:y1="21.007cm" svg:x2="13cm" svg:y2="8.849cm" draw:start-shape="id24" draw:start-glue-point="3" draw:end-shape="id2" draw:end-glue-point="6" svg:d="M14525 21007h-775v-12158h-750" svg:viewBox="0 0 1526 12159">
          <text:p/>
        </draw:connector>
        <draw:custom-shape draw:style-name="gr12" draw:text-style-name="P14" xml:id="id30" draw:id="id30" draw:layer="layout" svg:width="2.643cm" svg:height="0.385cm" svg:x="8.082cm" svg:y="23.75cm">
          <text:p text:style-name="P2"><text:span text:style-name="T5">const button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9" draw:layer="layout" svg:x1="8.082cm" svg:y1="24.399cm" svg:x2="5.65cm" svg:y2="23.7cm" draw:start-shape="id25" draw:start-glue-point="4" draw:end-shape="id22" draw:end-glue-point="4" svg:d="M8082 24399h-2432v-699" svg:viewBox="0 0 2433 700">
          <text:p/>
        </draw:connector>
        <draw:custom-shape draw:style-name="gr29" draw:text-style-name="P25" xml:id="id26" draw:id="id26" draw:layer="layout" svg:width="3.121cm" svg:height="0.385cm" svg:x="14.525cm" svg:y="21.25cm">
          <text:p text:style-name="P24"><text:span text:style-name="T5">initializeResourc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draw:type="lines" draw:line-skew="-0.523cm 5.799cm" svg:x1="14.525cm" svg:y1="21.442cm" svg:x2="6cm" svg:y2="15.749cm" draw:start-shape="id26" draw:start-glue-point="3" draw:end-shape="id6" draw:end-glue-point="10" svg:d="M14525 21442h-1025l-1200-5693h-6300" svg:viewBox="0 0 8526 5694">
          <text:p/>
        </draw:connector>
        <draw:connector draw:style-name="gr18" draw:text-style-name="P19" draw:layer="layout" draw:type="lines" draw:line-skew="0.09cm" svg:x1="10.958cm" svg:y1="21.742cm" svg:x2="14.45cm" svg:y2="23.499cm" draw:start-shape="id13" draw:start-glue-point="1" draw:end-shape="id12" draw:end-glue-point="5" svg:d="M10958 21742h592l2399 1757h501" svg:viewBox="0 0 3493 1758">
          <text:p/>
        </draw:connector>
        <draw:custom-shape draw:style-name="gr31" draw:text-style-name="P26" xml:id="id29" draw:id="id29" draw:layer="layout" svg:width="5cm" svg:height="2.35cm" svg:x="1cm" svg:y="17.55cm">
          <draw:glue-point draw:id="4" svg:x="5.002cm" svg:y="3.686cm"/>
          <text:p text:style-name="P1"><text:span text:style-name="T1">MenuButtons.js</text:span></text:p>
          <text:p text:style-name="P1"><text:span text:style-name="T2">uses functions.js</text:span></text:p>
          <text:p text:style-name="P1"><text:span text:style-name="T4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32" draw:text-style-name="P27" xml:id="id28" draw:id="id28" draw:layer="layout" svg:width="3.328cm" svg:height="0.385cm" svg:x="1.2cm" svg:y="18.4cm">
          <text:p text:style-name="P2"><text:span text:style-name="T3">displayButtonsMenu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7" draw:id="id27" draw:layer="layout" svg:width="2.685cm" svg:height="0.385cm" svg:x="1.2cm" svg:y="18.865cm">
          <text:p text:style-name="P2"><text:span text:style-name="T3">useMenuButto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9" draw:layer="layout" svg:x1="3.885cm" svg:y1="19.057cm" svg:x2="5.65cm" svg:y2="16.615cm" draw:start-shape="id27" draw:start-glue-point="1" draw:end-shape="id6" draw:end-glue-point="4" svg:d="M3885 19057h1765v-2442" svg:viewBox="0 0 1766 2443">
          <text:p/>
        </draw:connector>
        <draw:connector draw:style-name="gr33" draw:text-style-name="P19" draw:layer="layout" svg:x1="4.528cm" svg:y1="18.592cm" svg:x2="5.65cm" svg:y2="16.615cm" draw:start-shape="id28" draw:start-glue-point="1" draw:end-shape="id6" draw:end-glue-point="4" svg:d="M4528 18592h1122v-1977" svg:viewBox="0 0 1123 1978">
          <text:p/>
        </draw:connector>
        <draw:custom-shape draw:style-name="gr12" draw:text-style-name="P14" xml:id="id25" draw:id="id25" draw:layer="layout" svg:width="2.359cm" svg:height="0.385cm" svg:x="8.082cm" svg:y="24.115cm">
          <draw:glue-point draw:id="4" svg:x="-5.002cm" svg:y="2.415cm"/>
          <text:p text:style-name="P2"><text:span text:style-name="T5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9" draw:layer="layout" draw:line-skew="-0.291cm" svg:x1="8.082cm" svg:y1="24.307cm" svg:x2="6cm" svg:y2="19.591cm" draw:start-shape="id25" draw:start-glue-point="3" draw:end-shape="id29" draw:end-glue-point="4" svg:d="M8082 24307h-1332v-4716h-750" svg:viewBox="0 0 2083 4717">
          <text:p/>
        </draw:connector>
        <draw:connector draw:style-name="gr18" draw:text-style-name="P19" draw:layer="layout" draw:line-skew="-0.291cm" svg:x1="8.082cm" svg:y1="23.942cm" svg:x2="6cm" svg:y2="19.591cm" draw:start-shape="id30" draw:end-shape="id29" draw:end-glue-point="4" svg:d="M8082 23942h-1332v-4351h-750" svg:viewBox="0 0 2083 4352">
          <text:p/>
        </draw:connector>
      </draw:page>
      <draw:page draw:name="page2" draw:style-name="dp1" draw:master-page-name="Standard">
        <draw:custom-shape draw:style-name="gr26" draw:text-style-name="P19" draw:layer="layout" svg:width="19cm" svg:height="1.8cm" svg:x="1cm" svg:y="1.056cm">
          <text:p text:style-name="P1"><text:span text:style-name="T10">Project : classes-objects</text:span></text:p>
          <text:p text:style-name="P1"><text:span text:style-name="T11">data.j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9" xml:id="id33" draw:id="id33" draw:layer="layout" svg:width="4.05cm" svg:height="2.2cm" svg:x="1.9cm" svg:y="11.4cm">
          <text:p text:style-name="P28"><text:span text:style-name="T15">class Tile</text:span></text:p>
          <text:p text:style-name="P28"><text:span text:style-name="T16">export</text:span></text:p>
          <text:p text:style-name="P28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5cm" svg:height="0.45cm" svg:x="6.901cm" svg:y="28.25cm">
          <text:p text:style-name="P1"><text:span text:style-name="T8">Printed on : </text:span><text:span text:style-name="T8"><text:date style:data-style-name="D1" text:date-value="2017-10-27">27/10/2017</text:date></text:span><text:span text:style-name="T8"> - </text:span><text:span text:style-name="T8"><text:time style:data-style-name="T1" text:time-value="00:00:00">11:21:40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23" draw:layer="layout" svg:width="19cm" svg:height="1.8cm" svg:x="1.001cm" svg:y="26.5cm">
            <text:p text:style-name="P21"><text:span text:style-name="T12">Legend</text:span></text:p>
            <text:p text:style-name="P22"><text:span text:style-name="T13">rectangle:</text:span><text:span text:style-name="T13"><text:tab/></text:span><text:span text:style-name="T13">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19" draw:layer="layout" svg:x1="11.851cm" svg:y1="26.68cm" svg:x2="11.851cm" svg:y2="28.12cm">
            <text:p/>
          </draw:line>
        </draw:g>
        <draw:custom-shape draw:style-name="gr4" draw:text-style-name="P31" draw:layer="layout" svg:width="3.415cm" svg:height="0.385cm" svg:x="2.318cm" svg:y="12.501cm">
          <text:p text:style-name="P30"><text:span text:style-name="T18">background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1" xml:id="id32" draw:id="id32" draw:layer="layout" svg:width="3.474cm" svg:height="0.385cm" svg:x="2.318cm" svg:y="12.915cm">
          <text:p text:style-name="P30"><text:span text:style-name="T18">building:</text:span><text:span text:style-name="T18"><text:tab/></text:span><text:span text:style-name="T18">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2" xml:id="id41" draw:id="id41" draw:layer="layout" svg:width="5.801cm" svg:height="2.95cm" svg:x="1.249cm" svg:y="3.9cm">
          <text:p text:style-name="P28"><text:span text:style-name="T15">class CityMap</text:span></text:p>
          <text:p text:style-name="P28"><text:span text:style-name="T16">export</text:span></text:p>
          <text:p text:style-name="P28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4" draw:layer="layout" svg:width="4.121cm" svg:height="0.385cm" svg:x="1.567cm" svg:y="5.001cm">
          <text:p text:style-name="P33"><text:span text:style-name="T18">nbLines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4" draw:layer="layout" svg:width="4.121cm" svg:height="0.385cm" svg:x="1.567cm" svg:y="5.415cm">
          <text:p text:style-name="P33"><text:span text:style-name="T18">nbColumns: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6" draw:layer="layout" svg:width="4.211cm" svg:height="0.385cm" svg:x="1.567cm" svg:y="5.85cm">
          <text:p text:style-name="P35"><text:span text:style-name="T18">nbBackgrounds: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4" xml:id="id34" draw:id="id34" draw:layer="layout" svg:width="5.433cm" svg:height="0.385cm" svg:x="1.567cm" svg:y="6.315cm">
          <text:p text:style-name="P33"><text:span text:style-name="T18">arrayTiles:</text:span><text:span text:style-name="T18"><text:tab/></text:span><text:span text:style-name="T18">array Tile (2 di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draw:layer="layout" svg:width="8.05cm" svg:height="4cm" svg:x="11.65cm" svg:y="4.55cm">
          <text:p text:style-name="P37"><text:span text:style-name="T19">class PlayingGame</text:span></text:p>
          <text:p text:style-name="P28"><text:span text:style-name="T16">export</text:span></text:p>
          <text:p text:style-name="P37"><text:span text:style-name="T20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42" draw:id="id42" draw:layer="layout" svg:width="4.907cm" svg:height="0.385cm" svg:x="11.968cm" svg:y="5.651cm">
          <text:p text:style-name="P39"><text:span text:style-name="T18">cityMap: </text:span><text:span text:style-name="T18"><text:tab/></text:span><text:span text:style-name="T18">City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draw:layer="layout" svg:width="7.541cm" svg:height="0.385cm" svg:x="11.968cm" svg:y="6.065cm">
          <text:p text:style-name="P39"><text:span text:style-name="T18">constrBuildingAccount:</text:span><text:span text:style-name="T18"><text:tab/></text:span><text:span text:style-name="T18">object {idBuilding: number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40" draw:id="id40" draw:layer="layout" svg:width="6.846cm" svg:height="0.385cm" svg:x="11.968cm" svg:y="6.5cm">
          <draw:glue-point draw:id="4" svg:x="-5.001cm" svg:y="-2.389cm"/>
          <draw:glue-point draw:id="5" svg:x="-5.001cm" svg:y="1.506cm"/>
          <text:p text:style-name="P39"><text:span text:style-name="T18">selectedTool:</text:span><text:span text:style-name="T18"><text:tab/></text:span><text:span text:style-name="T18">Instrument or 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draw:layer="layout" svg:width="5.818cm" svg:height="0.385cm" svg:x="11.968cm" svg:y="6.965cm">
          <text:p text:style-name="P39"><text:span text:style-name="T21">SelectedTile:</text:span><text:span text:style-name="T21"><text:tab/></text:span><text:span text:style-name="T21">not yet work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draw:layer="layout" svg:width="4.878cm" svg:height="0.385cm" svg:x="11.968cm" svg:y="7.965cm">
          <text:p text:style-name="P39"><text:span text:style-name="T18">inPause:</text:span><text:span text:style-name="T18"><text:tab/></text:span><text:span text:style-name="T18">bool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36" draw:id="id36" draw:layer="layout" svg:width="5.746cm" svg:height="0.385cm" svg:x="11.968cm" svg:y="7.515cm">
          <text:p text:style-name="P39"><text:span text:style-name="T18">actualResources:</text:span><text:span text:style-name="T18"><text:tab/></text:span><text:span text:style-name="T18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xml:id="id35" draw:id="id35" draw:layer="layout" svg:width="3.95cm" svg:height="2.95cm" svg:x="13.05cm" svg:y="9.6cm">
          <text:p text:style-name="P28"><text:span text:style-name="T15">class ResourcesSet</text:span></text:p>
          <text:p text:style-name="P28"><text:span text:style-name="T16">export</text:span></text:p>
          <text:p text:style-name="P28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4" draw:layer="layout" svg:width="2.919cm" svg:height="0.385cm" svg:x="13.268cm" svg:y="10.651cm">
          <text:p text:style-name="P43"><text:span text:style-name="T18">food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4" draw:layer="layout" svg:width="2.919cm" svg:height="0.385cm" svg:x="13.268cm" svg:y="11.1cm">
          <text:p text:style-name="P43"><text:span text:style-name="T18">log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4" draw:layer="layout" svg:width="2.919cm" svg:height="0.385cm" svg:x="13.268cm" svg:y="11.5cm">
          <text:p text:style-name="P43"><text:span text:style-name="T18">stone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4" draw:layer="layout" svg:width="2.919cm" svg:height="0.385cm" svg:x="13.268cm" svg:y="11.949cm">
          <text:p text:style-name="P43"><text:span text:style-name="T18">iron: </text:span><text:span text:style-name="T18"><text:tab/></text:span><text:span text:style-name="T18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5" xml:id="id45" draw:id="id45" draw:layer="layout" svg:width="4.2cm" svg:height="2.3cm" svg:x="9.25cm" svg:y="16.1cm">
          <text:p text:style-name="P28"><text:span text:style-name="T15">class Image</text:span></text:p>
          <text:p text:style-name="P28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xml:id="id43" draw:id="id43" draw:layer="layout" svg:width="3.829cm" svg:height="0.385cm" svg:x="9.568cm" svg:y="17.001cm">
          <text:p text:style-name="P43"><text:span text:style-name="T18">src: </text:span><text:span text:style-name="T18"><text:tab/></text:span><text:span text:style-name="T18">require(str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draw:layer="layout" svg:width="2.622cm" svg:height="0.385cm" svg:x="9.568cm" svg:y="17.45cm">
          <text:p text:style-name="P43"><text:span text:style-name="T18">alt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draw:layer="layout" svg:width="2.622cm" svg:height="0.385cm" svg:x="9.568cm" svg:y="17.85cm">
          <text:p text:style-name="P43"><text:span text:style-name="T18">title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7" xml:id="id31" draw:id="id31" draw:layer="layout" svg:width="4.15cm" svg:height="4cm" svg:x="1.886cm" svg:y="16.5cm">
          <text:p text:style-name="P28"><text:span text:style-name="T15">class Building</text:span></text:p>
          <text:p text:style-name="P28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8" draw:layer="layout" svg:width="2.622cm" svg:height="0.385cm" svg:x="2.204cm" svg:y="17.401cm">
          <text:p text:style-name="P43"><text:span text:style-name="T18">id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8" draw:layer="layout" svg:width="2.622cm" svg:height="0.385cm" svg:x="2.204cm" svg:y="18.223cm">
          <text:p text:style-name="P43"><text:span text:style-name="T18">name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8" draw:layer="layout" svg:width="2.622cm" svg:height="0.385cm" svg:x="2.204cm" svg:y="18.623cm">
          <text:p text:style-name="P43"><text:span text:style-name="T18">descr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8" xml:id="id46" draw:id="id46" draw:layer="layout" svg:width="2.724cm" svg:height="0.385cm" svg:x="2.204cm" svg:y="19.072cm">
          <text:p text:style-name="P43"><text:span text:style-name="T18">logo: </text:span><text:span text:style-name="T18"><text:tab/></text:span><text:span text:style-name="T18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8" xml:id="id37" draw:id="id37" draw:layer="layout" svg:width="3.846cm" svg:height="0.385cm" svg:x="2.204cm" svg:y="19.466cm">
          <text:p text:style-name="P43"><text:span text:style-name="T18">constr: </text:span><text:span text:style-name="T18"><text:tab/></text:span><text:span text:style-name="T18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8" xml:id="id38" draw:id="id38" draw:layer="layout" svg:width="3.846cm" svg:height="0.385cm" svg:x="2.204cm" svg:y="19.915cm">
          <text:p text:style-name="P43"><text:span text:style-name="T18">prod: </text:span><text:span text:style-name="T18"><text:tab/></text:span><text:span text:style-name="T18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0" xml:id="id39" draw:id="id39" draw:layer="layout" svg:width="3.9cm" svg:height="3.4cm" svg:x="15.85cm" svg:y="13cm">
          <text:p text:style-name="P49"><text:span text:style-name="T22">class Instrument</text:span></text:p>
          <text:p text:style-name="P49"><text:span text:style-name="T18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1" draw:layer="layout" svg:width="2.622cm" svg:height="0.385cm" svg:x="16.168cm" svg:y="13.901cm">
          <text:p text:style-name="P43"><text:span text:style-name="T18">id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1" draw:layer="layout" svg:width="2.622cm" svg:height="0.385cm" svg:x="16.168cm" svg:y="14.716cm">
          <text:p text:style-name="P43"><text:span text:style-name="T18">name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1" draw:layer="layout" svg:width="2.622cm" svg:height="0.385cm" svg:x="16.168cm" svg:y="15.116cm">
          <text:p text:style-name="P43"><text:span text:style-name="T18">descr: </text:span><text:span text:style-name="T18"><text:tab/></text:span><text:span text:style-name="T18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1" xml:id="id44" draw:id="id44" draw:layer="layout" svg:width="2.724cm" svg:height="0.385cm" svg:x="16.168cm" svg:y="15.565cm">
          <text:p text:style-name="P43"><text:span text:style-name="T18">logo: </text:span><text:span text:style-name="T18"><text:tab/></text:span><text:span text:style-name="T18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2" draw:layer="layout" svg:width="3.95cm" svg:height="1.55cm" svg:x="2.9cm" svg:y="23.35cm">
          <text:p text:style-name="P28"><text:span text:style-name="T15">const logosList</text:span></text:p>
          <text:p text:style-name="P1"><text:span text:style-name="T23">object</text:span><text:span text:style-name="T24">, export</text:span></text:p>
          <text:p text:style-name="P28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3" xml:id="id48" draw:id="id48" draw:layer="layout" svg:width="2.724cm" svg:height="0.385cm" svg:x="2.968cm" svg:y="24.351cm">
          <text:p text:style-name="P43"><text:span text:style-name="T18">attributs: </text:span><text:span text:style-name="T18"><text:tab/></text:span><text:span text:style-name="T18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2" draw:layer="layout" svg:width="3.95cm" svg:height="1.55cm" svg:x="15.35cm" svg:y="21.4cm">
          <text:p text:style-name="P28"><text:span text:style-name="T25">const instrumentsList</text:span></text:p>
          <text:p text:style-name="P1"><text:span text:style-name="T23">object</text:span><text:span text:style-name="T24">, export</text:span></text:p>
          <text:p text:style-name="P28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3" xml:id="id49" draw:id="id49" draw:layer="layout" svg:width="3.346cm" svg:height="0.385cm" svg:x="15.468cm" svg:y="22.401cm">
          <text:p text:style-name="P43"><text:span text:style-name="T18">attributs: </text:span><text:span text:style-name="T18"><text:tab/></text:span><text:span text:style-name="T18">Instr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2" draw:layer="layout" svg:width="4cm" svg:height="1.55cm" svg:x="2.85cm" svg:y="21.4cm">
          <text:p text:style-name="P28"><text:span text:style-name="T15">const buildingsList</text:span></text:p>
          <text:p text:style-name="P54"><text:span text:style-name="T24">object, export</text:span></text:p>
          <text:p text:style-name="P28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3" xml:id="id47" draw:id="id47" draw:layer="layout" svg:width="2.978cm" svg:height="0.385cm" svg:x="2.968cm" svg:y="22.401cm">
          <text:p text:style-name="P43"><text:span text:style-name="T18">attributs: </text:span><text:span text:style-name="T18"><text:tab/></text:span><text:span text:style-name="T18">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9" draw:layer="layout" draw:line-skew="0.562cm" svg:x1="6.036cm" svg:y1="18.5cm" svg:x2="5.792cm" svg:y2="13.107cm" draw:start-shape="id31" draw:start-glue-point="1" draw:end-shape="id32" draw:end-glue-point="1" svg:d="M6036 18500h1064v-5393h-1308" svg:viewBox="0 0 1309 5394">
          <text:p/>
        </draw:connector>
        <draw:connector draw:style-name="gr22" draw:text-style-name="P19" draw:layer="layout" svg:x1="1.9cm" svg:y1="12.5cm" svg:x2="1.567cm" svg:y2="6.507cm" draw:start-shape="id33" draw:start-glue-point="3" draw:end-shape="id34" draw:end-glue-point="3" svg:d="M1900 12500h-834v-5993h501" svg:viewBox="0 0 835 5994">
          <text:p/>
        </draw:connector>
        <draw:connector draw:style-name="gr47" draw:text-style-name="P19" draw:layer="layout" svg:x1="17cm" svg:y1="11.075cm" svg:x2="17.714cm" svg:y2="7.707cm" draw:start-shape="id35" draw:end-shape="id36" draw:end-glue-point="1" svg:d="M17000 11075h1216v-3368h-502" svg:viewBox="0 0 1217 3369">
          <text:p/>
        </draw:connector>
        <draw:connector draw:style-name="gr47" draw:text-style-name="P19" draw:layer="layout" draw:line-skew="-1.75cm" svg:x1="13.05cm" svg:y1="11.075cm" svg:x2="6.05cm" svg:y2="19.658cm" draw:start-shape="id35" draw:start-glue-point="3" draw:end-shape="id37" draw:end-glue-point="1" svg:d="M13050 11075h-5250v8583h-1750" svg:viewBox="0 0 7001 8584">
          <text:p/>
        </draw:connector>
        <draw:connector draw:style-name="gr47" draw:text-style-name="P19" draw:layer="layout" draw:line-skew="-1.75cm" svg:x1="13.05cm" svg:y1="11.075cm" svg:x2="6.05cm" svg:y2="20.107cm" draw:start-shape="id35" draw:start-glue-point="3" draw:end-shape="id38" svg:d="M13050 11075h-5250v9032h-1750" svg:viewBox="0 0 7001 9033">
          <text:p/>
        </draw:connector>
        <draw:connector draw:style-name="gr21" draw:text-style-name="P19" draw:layer="layout" draw:line-skew="-2.867cm" svg:x1="15.85cm" svg:y1="14.7cm" svg:x2="11.968cm" svg:y2="6.749cm" draw:start-shape="id39" draw:start-glue-point="3" draw:end-shape="id40" draw:end-glue-point="5" svg:d="M15850 14700h-7250v-7951h3368" svg:viewBox="0 0 7251 7952">
          <text:p/>
        </draw:connector>
        <draw:connector draw:style-name="gr23" draw:text-style-name="P19" draw:layer="layout" svg:x1="7.05cm" svg:y1="5.375cm" svg:x2="11.968cm" svg:y2="5.843cm" draw:start-shape="id41" draw:start-glue-point="1" draw:end-shape="id42" draw:end-glue-point="3" svg:d="M7050 5375h2459v468h2459" svg:viewBox="0 0 4919 469">
          <text:p/>
        </draw:connector>
        <draw:connector draw:style-name="gr17" draw:text-style-name="P19" draw:layer="layout" svg:x1="13.397cm" svg:y1="17.193cm" svg:x2="16.168cm" svg:y2="15.757cm" draw:start-shape="id43" draw:start-glue-point="1" draw:end-shape="id44" draw:end-glue-point="3" svg:d="M13397 17193h1386v-1436h1385" svg:viewBox="0 0 2772 1437">
          <text:p/>
        </draw:connector>
        <draw:connector draw:style-name="gr17" draw:text-style-name="P19" draw:layer="layout" draw:line-skew="1.386cm" svg:x1="9.25cm" svg:y1="17.25cm" svg:x2="4.928cm" svg:y2="19.264cm" draw:start-shape="id45" draw:start-glue-point="3" draw:end-shape="id46" draw:end-glue-point="1" svg:d="M9250 17250h-775v2014h-3547" svg:viewBox="0 0 4323 2015">
          <text:p/>
        </draw:connector>
        <draw:connector draw:style-name="gr24" draw:text-style-name="P19" draw:layer="layout" draw:line-skew="0.132cm" svg:x1="1.886cm" svg:y1="18.5cm" svg:x2="2.968cm" svg:y2="22.593cm" draw:start-shape="id31" draw:start-glue-point="3" draw:end-shape="id47" draw:end-glue-point="3" svg:d="M1886 18500h-369v4093h1451" svg:viewBox="0 0 1452 4094">
          <text:p/>
        </draw:connector>
        <draw:connector draw:style-name="gr17" draw:text-style-name="P19" draw:layer="layout" draw:line-skew="1.129cm" svg:x1="9.25cm" svg:y1="17.25cm" svg:x2="5.692cm" svg:y2="24.543cm" draw:start-shape="id45" draw:start-glue-point="3" draw:end-shape="id48" draw:end-glue-point="1" svg:d="M9250 17250h-650v7293h-2908" svg:viewBox="0 0 3559 7294">
          <text:p/>
        </draw:connector>
        <draw:connector draw:style-name="gr21" draw:text-style-name="P19" draw:layer="layout" draw:line-skew="-0.776cm" svg:x1="17.8cm" svg:y1="16.4cm" svg:x2="15.468cm" svg:y2="22.593cm" draw:start-shape="id39" draw:start-glue-point="2" draw:end-shape="id49" draw:end-glue-point="3" svg:d="M17800 16400v2225h-2832v3968h500" svg:viewBox="0 0 2833 6194">
          <text:p/>
        </draw:connector>
        <draw:connector draw:style-name="gr24" draw:text-style-name="P19" draw:layer="layout" draw:line-skew="-1.753cm" svg:x1="6.036cm" svg:y1="18.5cm" svg:x2="11.968cm" svg:y2="6.601cm" draw:start-shape="id31" draw:end-shape="id40" draw:end-glue-point="4" svg:d="M6036 18500h1214v-11899h4718" svg:viewBox="0 0 5933 11900">
          <text:p/>
        </draw:connector>
        <draw:custom-shape draw:style-name="gr48" draw:text-style-name="P55" xml:id="id51" draw:id="id51" draw:layer="layout" svg:width="3.85cm" svg:height="2cm" svg:x="9.8cm" svg:y="20.4cm">
          <text:p text:style-name="P1"><text:span text:style-name="T1">Class MenuButtons</text:span></text:p>
          <text:p text:style-name="P1"><text:span text:style-name="T4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6" draw:layer="layout" svg:width="1.538cm" svg:height="0.385cm" svg:x="10.055cm" svg:y="21.05cm">
          <text:p text:style-name="P2"><text:span text:style-name="T3">id :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50" draw:id="id50" draw:layer="layout" svg:width="1.995cm" svg:height="0.385cm" svg:x="10.055cm" svg:y="21.565cm">
          <text:p text:style-name="P2"><text:span text:style-name="T3">logo :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9" draw:layer="layout" svg:x1="9.25cm" svg:y1="17.25cm" svg:x2="10.055cm" svg:y2="21.757cm" draw:start-shape="id45" draw:start-glue-point="3" draw:end-shape="id50" draw:end-glue-point="3" svg:d="M9250 17250h-501v4507h1306" svg:viewBox="0 0 1307 4508">
          <text:p/>
        </draw:connector>
        <draw:custom-shape draw:style-name="gr50" draw:text-style-name="P52" draw:layer="layout" svg:width="3.95cm" svg:height="1.55cm" svg:x="15.35cm" svg:y="23.35cm">
          <text:p text:style-name="P28"><text:span text:style-name="T25">const buttonsList</text:span></text:p>
          <text:p text:style-name="P1"><text:span text:style-name="T23">object</text:span><text:span text:style-name="T24">, export</text:span></text:p>
          <text:p text:style-name="P28"><text:span text:style-name="T17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3" xml:id="id52" draw:id="id52" draw:layer="layout" svg:width="3.719cm" svg:height="0.385cm" svg:x="15.418cm" svg:y="24.351cm">
          <text:p text:style-name="P43"><text:span text:style-name="T18">attributs: </text:span><text:span text:style-name="T18"><text:tab/></text:span><text:span text:style-name="T18">MenuButt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9" draw:layer="layout" draw:line-skew="-0.309cm" svg:x1="13.65cm" svg:y1="21.4cm" svg:x2="15.418cm" svg:y2="24.543cm" draw:start-shape="id51" draw:start-glue-point="1" draw:end-shape="id52" draw:end-glue-point="3" svg:d="M13650 21400h575v3143h1193" svg:viewBox="0 0 1769 3144">
          <text:p/>
        </draw:connector>
        <draw:custom-shape draw:style-name="gr10" draw:text-style-name="P51" draw:layer="layout" svg:width="3.473cm" svg:height="0.385cm" svg:x="16.168cm" svg:y="14.35cm">
          <text:p text:style-name="P43"><text:span text:style-name="T18">type: </text:span><text:span text:style-name="T18"><text:tab/></text:span><text:span text:style-name="T18">‘instrument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8" draw:layer="layout" svg:width="3.088cm" svg:height="0.385cm" svg:x="2.204cm" svg:y="17.8cm">
          <text:p text:style-name="P43"><text:span text:style-name="T18">type: </text:span><text:span text:style-name="T18"><text:tab/></text:span><text:span text:style-name="T18">‘building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10-27T11:20:46.346000000</dc:date>
    <meta:editing-duration>PT6H19M55S</meta:editing-duration>
    <meta:editing-cycles>101</meta:editing-cycles>
    <meta:generator>LibreOffice/5.3.6.1$Windows_x86 LibreOffice_project/686f202eff87ef707079aeb7f485847613344eb7</meta:generator>
    <meta:print-date>2017-09-24T18:26:30.836000000</meta:print-date>
    <meta:document-statistic meta:object-count="138"/>
  </office:meta>
</office:document-meta>
</file>